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margin-top="0in" fo:margin-bottom="0.139in" style:contextual-spacing="false" fo:line-height="115%" fo:text-align="center" style:justify-single-word="false"/>
    </style:style>
    <style:style style:name="P2" style:family="paragraph" style:parent-style-name="Standard">
      <style:paragraph-properties fo:margin-top="0in" fo:margin-bottom="0.139in" style:contextual-spacing="false" fo:line-height="115%"/>
    </style:style>
    <style:style style:name="P3" style:family="paragraph" style:parent-style-name="Standard">
      <style:paragraph-properties fo:margin-top="0in" fo:margin-bottom="0.139in" style:contextual-spacing="false" fo:line-height="115%"/>
      <style:text-properties style:font-name="Calibri" fo:font-size="11pt" fo:language="en" fo:country="US" fo:font-weight="normal" style:font-size-asian="11pt" style:font-weight-asian="normal"/>
    </style:style>
    <style:style style:name="T1" style:family="text">
      <style:text-properties style:font-name="Calibri" fo:font-size="11pt" fo:language="en" fo:country="US" style:font-size-asian="11pt"/>
    </style:style>
    <style:style style:name="T2" style:family="text">
      <style:text-properties style:font-name="Calibri" fo:font-size="11pt" fo:language="en" fo:country="US" fo:font-weight="normal" style:font-size-asian="11pt" style:font-weight-asian="normal"/>
    </style:style>
    <style:style style:name="T3" style:family="text">
      <style:text-properties style:font-name="Calibri" fo:font-size="11pt" fo:language="en" fo:country="US" fo:font-weight="normal" officeooo:rsid="001a360b" style:font-size-asian="11pt" style:font-weight-asian="normal"/>
    </style:style>
    <style:style style:name="T4" style:family="text">
      <style:text-properties style:font-name="Calibri" fo:font-size="11pt" fo:language="en" fo:country="US" fo:font-weight="bold" style:font-size-asian="11pt" style:font-weight-asian="bold"/>
    </style:style>
    <style:style style:name="T5" style:family="text">
      <style:text-properties style:font-name="Calibri" fo:font-size="18pt" fo:language="en" fo:country="US" fo:font-weight="bold" style:font-size-asian="18pt" style:font-weight-asian="bold"/>
    </style:style>
    <style:style style:name="T6" style:family="text">
      <style:text-properties style:font-name="Calibri" fo:font-size="18pt" fo:language="en" fo:country="US" fo:font-weight="normal" style:font-size-asian="18pt" style:font-weight-asian="normal"/>
    </style:style>
    <style:style style:name="T7"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tab/></text:span><text:span text:style-name="T5">C++ Notes random what i learned so far</text:span></text:p>
      <text:p text:style-name="P1"><text:span text:style-name="T6">================================================</text:span></text:p>
      <text:p text:style-name="P2"><text:span text:style-name="T2">-</text:span><text:span text:style-name="T4">CONSIDER </text:span><text:span text:style-name="T2">a workstation computer or VM environment when working with codes for security reasons.</text:span></text:p>
      <text:p text:style-name="P2"><text:span text:style-name="T2">-</text:span><text:span text:style-name="T3">When using Linux build a json file for g++ active build update the json compiler or else it will generate an exe. Or look for the C: drive or wherever you installed mingw64 on a windows system.</text:span></text:p>
      <text:p text:style-name="P2"><text:span text:style-name="T2">-use void type on functions so source code is not cluttered void means it'll retrun no value compiler will ignore this function untill its changed or gets called in main</text:span></text:p>
      <text:p text:style-name="P2"><text:span text:style-name="T2">- Creating a function and calling it makes the coding environment less cluttered</text:span></text:p>
      <text:p text:style-name="P2"><text:span text:style-name="T2">- when replacing </text:span><text:span text:style-name="T4">DO NOT </text:span><text:span text:style-name="T2">immediatley </text:span><text:span text:style-name="T4">select replace all </text:span><text:span text:style-name="T2">without double checking because it will go in mutiple source files</text:span></text:p>
      <text:p text:style-name="P2"><text:span text:style-name="T2">-unsigned integer from 0 to negative numbers</text:span></text:p>
      <text:p text:style-name="P2"><text:span text:style-name="T2">-signed integers whole number 1 - infinity</text:span></text:p>
      <text:p text:style-name="P2"><text:span text:style-name="T2">-</text:span><text:span text:style-name="T4">C++ is a statically typed language </text:span><text:span text:style-name="T2">meaning i f your variable are declared a certain data typeit swill only store THAT data type on that variable ex. int y = 3; <text:s/>variable "y" is declared as an integer hence it will only store numbers. not letters,decimals etc... and declarations are done in </text:span><text:span text:style-name="T4">compile time</text:span><text:span text:style-name="T2">.</text:span></text:p>
      <text:p text:style-name="P2"><text:span text:style-name="T2">- use comments to block out codes dont delete a whole line or block.</text:span></text:p>
      <text:p text:style-name="P2"><text:span text:style-name="T2">- arithmetic errors,syntax errors, logical errors</text:span></text:p>
      <text:p text:style-name="P2"><text:span text:style-name="T2">- DEBUGGER is very helpful for logical errors "HUMAN errors" and debuuger has set of tool </text:span></text:p>
      <text:p text:style-name="P2"><text:span text:style-name="T2">- an </text:span><text:span text:style-name="T4">integer </text:span><text:span text:style-name="T2">always </text:span><text:span text:style-name="T4">starts at 0,1,2,3,infinity </text:span><text:span text:style-name="T2">can be </text:span><text:span text:style-name="T4">positve or negative integer WHOLE </text:span><text:span text:style-name="T2">and </text:span><text:span text:style-name="T4">natural </text:span><text:span text:style-name="T2">number </text:span><text:span text:style-name="T4">NOT </text:span><text:span text:style-name="T2">decimal or fraction or percent</text:span></text:p>
      <text:p text:style-name="P2"><text:span text:style-name="T2">- header files coexist with the source files .cpp .h</text:span></text:p>
      <text:p text:style-name="P2"><text:span text:style-name="T2">- pre-existing header files are files that are already available in c++ compile ex. STL or STD standard library which includes <text:s text:c="4"/>&lt;iostream&gt;</text:span></text:p>
      <text:p text:style-name="P2"><text:soft-page-break/><text:span text:style-name="T2">-User-defined or custom this files are made by user or yourself and can be imported via include directive. make sure .cpp files are present in the same folder so they can call each other </text:span></text:p>
      <text:p text:style-name="P2"><text:span text:style-name="T2">-create header file you need to first creat the source file and save it with an extension .h instead of .cpp</text:span></text:p>
      <text:p text:style-name="P2"><text:span text:style-name="T2">- ascii and unicode?</text:span></text:p>
      <text:p text:style-name="P2"><text:span text:style-name="T2">- iteration for,while loop</text:span></text:p>
      <text:p text:style-name="P2"><text:span text:style-name="T2">-logic else, else-if nested if</text:span></text:p>
      <text:p text:style-name="P2"><text:span text:style-name="T2">-boolean algebra? </text:span></text:p>
      <text:p text:style-name="P2"><text:span text:style-name="T2">-truth table</text:span></text:p>
      <text:p text:style-name="P2"><text:span text:style-name="T2">-camelspace or snake case "underscore" for naming stuff ex.UnrealEngine or unreal_engine</text:span></text:p>
      <text:p text:style-name="P2"><text:span text:style-name="T2">- dormedary "unrealEngine" pascal UnrealEngine</text:span></text:p>
      <text:p text:style-name="P2"><text:span text:style-name="T2">- for C++ it is recommended to use underscore for standard reasons idk. </text:span></text:p>
      <text:p text:style-name="P2"><text:span text:style-name="T2">- code modules,pacakge manager kinda like (linux), namespaces, functions</text:span></text:p>
      <text:p text:style-name="P2"><text:span text:style-name="T2">-sequence/sequencing (break down an idea into smaller tasks and apply it to code to do things in the right order.)</text:span></text:p>
      <text:p text:style-name="P2"><text:span text:style-name="T2">-practice math</text:span></text:p>
      <text:p text:style-name="P2"><text:span text:style-name="T2">-scope "Global variables" "Local,block variables,expressions"</text:span></text:p>
      <text:p text:style-name="P2"><text:span text:style-name="T2">- member variable - a variable that is associated with the class and accessible to all its function</text:span></text:p>
      <text:p text:style-name="P2"><text:span text:style-name="T2">-Functions, it works BEST and should do only 1 thing specific, easier to name,it tells what it does, and not do too much.</text:span></text:p>
      <text:p text:style-name="P2"><text:span text:style-name="T2">- u can hover around the words <text:s text:c="2"/>and hold ctrl to see information about it data types etc...</text:span></text:p>
      <text:p text:style-name="P2"><text:span text:style-name="T2">-pointer is an address where a data is located in memory? string,int,etc....</text:span></text:p>
      <text:p text:style-name="P2"><text:span text:style-name="T2">=======================================================================</text:span></text:p>
      <text:p text:style-name="P2"><text:soft-page-break/><text:span text:style-name="T2">The 3 basic programming constructs</text:span></text:p>
      <text:p text:style-name="P2"><text:span text:style-name="T2">========================================================================</text:span></text:p>
      <text:p text:style-name="P2"><text:span text:style-name="T2">Sequence - the order in which instructions occur and are processed</text:span></text:p>
      <text:p text:style-name="P2"><text:span text:style-name="T2">Selection - determines which path a program takes when its running (refer to flowcharts)</text:span></text:p>
      <text:p text:style-name="P2"><text:span text:style-name="T2">Iteration - the repeated execution of a section of a code "block" when a program is running (loops)</text:span></text:p>
      <text:p text:style-name="P2"><text:span text:style-name="T2">Defenite iteration - count -controlled iteration (for loops)</text:span></text:p>
      <text:p text:style-name="P2"><text:span text:style-name="T2">Indefinite iteration - condition controlled iteration (while loops)</text:span></text:p>
      <text:p text:style-name="P2"><text:span text:style-name="T2">make sure to have returns </text:span></text:p>
      <text:p text:style-name="P3"/>
      <text:p text:style-name="P3"/>
      <text:p text:style-name="P2"><text:span text:style-name="T2">=================================================================</text:span></text:p>
      <text:p text:style-name="P2"><text:span text:style-name="T2">PSEUDOCODE?</text:span></text:p>
      <text:p text:style-name="P2"><text:span text:style-name="T2">=================================================================</text:span></text:p>
      <text:p text:style-name="P2"><text:span text:style-name="T2">definition/ its an idea from a human language and then translated into programming</text:span></text:p>
      <text:p text:style-name="P3"/>
      <text:p text:style-name="P2"><text:span text:style-name="T2">"take out a 1 from the memory <text:s text:c="2"/>this is the idea the task on mind</text:span></text:p>
      <text:p text:style-name="P2"><text:span text:style-name="T2">then add 1 and give a total"</text:span></text:p>
      <text:p text:style-name="P3"/>
      <text:p text:style-name="P3"/>
      <text:p text:style-name="P2"><text:span text:style-name="T2">then translated to a programming language which is c++ as chosen language below</text:span></text:p>
      <text:p text:style-name="P3"/>
      <text:p text:style-name="P2"><text:span text:style-name="T2">#include &lt;iostream&gt;</text:span></text:p>
      <text:p text:style-name="P3"/>
      <text:p text:style-name="P2"><text:soft-page-break/><text:span text:style-name="T2">using std::cout;</text:span></text:p>
      <text:p text:style-name="P2"><text:span text:style-name="T2">using std::cin;</text:span></text:p>
      <text:p text:style-name="P2"><text:span text:style-name="T2">using std::endl;</text:span></text:p>
      <text:p text:style-name="P3"/>
      <text:p text:style-name="P2"><text:span text:style-name="T2">int main()</text:span></text:p>
      <text:p text:style-name="P2"><text:span text:style-name="T2">{</text:span></text:p>
      <text:p text:style-name="P2"><text:span text:style-name="T2"><text:s text:c="4"/>int num1 {1};</text:span></text:p>
      <text:p text:style-name="P2"><text:span text:style-name="T2"><text:s text:c="4"/>int num2 {1};</text:span></text:p>
      <text:p text:style-name="P2"><text:span text:style-name="T2"><text:s text:c="4"/></text:span></text:p>
      <text:p text:style-name="P2"><text:span text:style-name="T2"><text:s text:c="4"/>cout &lt;&lt; num1 &lt;&lt; " + " &lt;&lt; num2 &lt;&lt;" = " &lt;&lt; num1 + num2 &lt;&lt; endl;</text:span></text:p>
      <text:p text:style-name="P2"><text:span text:style-name="T2"><text:s text:c="4"/>cout &lt;&lt; "Total = " &lt;&lt; sum &lt;&lt; endl;</text:span></text:p>
      <text:p text:style-name="P2"><text:span text:style-name="T2">//THIS SPACES ARE INDENTATION</text:span></text:p>
      <text:p text:style-name="P2"><text:span text:style-name="T2">return 0;</text:span></text:p>
      <text:p text:style-name="P3"/>
      <text:p text:style-name="P2"><text:span text:style-name="T2">} </text:span></text:p>
      <text:p text:style-name="P3"/>
      <text:p text:style-name="P2"><text:span text:style-name="T2">THIS IS THE RESULT. </text:span></text:p>
      <text:p text:style-name="P3"/>
      <text:p text:style-name="P3"/>
      <text:p text:style-name="P3"/>
      <text:p text:style-name="P2"><text:span text:style-name="T2">==================================================================</text:span></text:p>
      <text:p text:style-name="P2"><text:span text:style-name="T2">ERRORS</text:span></text:p>
      <text:p text:style-name="P2"><text:span text:style-name="T2">==================================================================</text:span></text:p>
      <text:p text:style-name="P2"><text:span text:style-name="T2">poor specification - if your not specific about what a program should do we are unlikely to </text:span><text:soft-page-break/><text:span text:style-name="T2">examine the codes and make sure all cases are handled</text:span></text:p>
      <text:p text:style-name="P2"><text:span text:style-name="T2">Incomplete programs - During development there are obviopusly cases that we haven' yet taken care of thats unavoidable we must know when we have handled all cases</text:span></text:p>
      <text:p text:style-name="P2"><text:span text:style-name="T2">Unexpected arguments - Functions take arguments if a function is given <text:s/>an argument we dont handle we have a problem.</text:span></text:p>
      <text:p text:style-name="P2"><text:span text:style-name="T2">Unexpected input - when a user inputs a character instead of an integer. or any input that tha program is not programmed for.</text:span></text:p>
      <text:p text:style-name="P2"><text:span text:style-name="T2">unexpected state - most programs keep a lot of data around for use what <text:s/>if such data is incomplete.</text:span></text:p>
      <text:p text:style-name="P2"><text:span text:style-name="T2">Logical errors - code that simply doesn't do what it was supposed to do human errors usually unexpeted arguments in tandem, we just have to find and fix such problems.</text:span></text:p>
      <text:p text:style-name="P3"/>
      <text:p text:style-name="P3"/>
      <text:p text:style-name="P2"><text:span text:style-name="T2">NOTE: even a program compiles it doesnt it will run even so it will give inaccurate faulty results until you find the flaws in your logic.</text:span></text:p>
      <text:p text:style-name="P2"><text:span text:style-name="T2">compiler detects run time error mistypo wrong syntax,wrong arguments etccc. logic is harder to detect it is human side.</text:span></text:p>
      <text:p text:style-name="P2"><text:span text:style-name="T2">=======================================================================</text:span></text:p>
      <text:p text:style-name="P2"><text:span text:style-name="T2">The 3 basic programming constructs</text:span></text:p>
      <text:p text:style-name="P2"><text:span text:style-name="T2">========================================================================</text:span></text:p>
      <text:p text:style-name="P2"><text:span text:style-name="T2">Sequence - the order in which instructions occur and are processed</text:span></text:p>
      <text:p text:style-name="P2"><text:span text:style-name="T2">Selection - determines which path a program takes when its running (refer to flowcharts)</text:span></text:p>
      <text:p text:style-name="P2"><text:span text:style-name="T2">Iteration - the repeated execution of a section of a code "block" when a program is running (loops)</text:span></text:p>
      <text:p text:style-name="P2"><text:span text:style-name="T2">Defenite iteration - count -controlled iteration (for loops)</text:span></text:p>
      <text:p text:style-name="P2"><text:span text:style-name="T2">Indefinite iteration - condition controlled iteration (while loops)</text:span></text:p>
      <text:p text:style-name="P2"><text:span text:style-name="T2">make sure to have returns </text:span></text:p>
      <text:p text:style-name="P3"><text:soft-page-break/></text:p>
      <text:p text:style-name="P3"/>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2-14T19:29:10.660257874</dc:date>
    <meta:editing-duration>PT1M31S</meta:editing-duration>
    <meta:editing-cycles>1</meta:editing-cycles>
    <meta:document-statistic meta:table-count="0" meta:image-count="0" meta:object-count="0" meta:page-count="6" meta:paragraph-count="85" meta:word-count="932" meta:character-count="5985" meta:non-whitespace-character-count="5097"/>
    <meta:generator>LibreOffice/7.2.5.2.0$Linux_X86_64 LibreOffice_project/20$Build-2</meta:generator>
  </office:meta>
</office:document-meta>
</file>